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ED000003F07934C7C07DF272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9011" officeooo:paragraph-rsid="00189a39"/>
    </style:style>
    <style:style style:name="T1" style:family="text">
      <style:text-properties style:font-name="FreeMono" fo:font-size="9pt" fo:font-weight="bold" style:font-size-asian="9pt" style:font-weight-asian="bold" style:font-size-complex="9pt" style:font-weight-complex="bold"/>
    </style:style>
    <style:style style:name="T2" style:family="text">
      <style:text-properties style:font-name="FreeMono" fo:font-size="9pt" fo:font-weight="bold" officeooo:rsid="00189a39" style:font-size-asian="9pt" style:font-weight-asian="bold" style:font-size-complex="9pt" style:font-weight-complex="bold"/>
    </style:style>
    <style:style style:name="T3" style:family="text">
      <style:text-properties style:font-name="FreeMono" fo:font-size="26pt" style:text-underline-style="none" fo:font-weight="bold" style:font-size-asian="26pt" style:font-weight-asian="bold" style:font-size-complex="26pt" style:font-weight-complex="bold"/>
    </style:style>
    <style:style style:name="T4" style:family="text">
      <style:text-properties style:font-name="FreeMono" fo:font-size="22pt" style:text-underline-style="none" fo:font-weight="bold" style:font-size-asian="22pt" style:font-weight-asian="bold" style:font-size-complex="22pt" style:font-weight-complex="bold"/>
    </style:style>
    <style:style style:name="T5" style:family="text">
      <style:text-properties style:font-name="FreeMono" fo:font-size="22pt" fo:font-weight="bold" style:font-size-asian="22pt" style:font-weight-asian="bold" style:font-size-complex="22pt" style:font-weight-complex="bold"/>
    </style:style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center" style:horizontal-rel="paragraph" draw:opacity="75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0.72cm" svg:y="1.52cm" svg:width="6.35cm" svg:height="3.81cm" draw:z-index="0">
        <draw:text-box>
          <text:section text:style-name="Sect1" text:name="MasterLabel">
            <text:p text:style-name="P1"><draw:frame draw:style-name="fr2" draw:name="Image1" text:anchor-type="paragraph" svg:width="3.655cm" svg:height="3.665cm" draw:z-index="21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2" text:anchor-type="page" text:anchor-page-number="1" svg:x="7.324cm" svg:y="1.515cm" svg:width="6.35cm" svg:height="3.81cm" draw:z-index="1">
        <draw:text-box>
          <text:section text:style-name="Sect1" text:name="Section1" text:protected="true">
            <text:section-source text:section-name="MasterLabel"/>
            <text:p text:style-name="P1"><draw:frame draw:style-name="fr2" draw:name="Image2" text:anchor-type="paragraph" svg:width="3.655cm" svg:height="3.665cm" draw:z-index="22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3" text:anchor-type="page" text:anchor-page-number="1" svg:x="13.928cm" svg:y="1.515cm" svg:width="6.35cm" svg:height="3.81cm" draw:z-index="2">
        <draw:text-box>
          <text:section text:style-name="Sect1" text:name="Section2" text:protected="true">
            <text:section-source text:section-name="MasterLabel"/>
            <text:p text:style-name="P1"><draw:frame draw:style-name="fr2" draw:name="Image3" text:anchor-type="paragraph" svg:width="3.655cm" svg:height="3.665cm" draw:z-index="23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4" text:anchor-type="page" text:anchor-page-number="1" svg:x="0.72cm" svg:y="5.325cm" svg:width="6.35cm" svg:height="3.81cm" draw:z-index="3">
        <draw:text-box>
          <text:section text:style-name="Sect1" text:name="Section3" text:protected="true">
            <text:section-source text:section-name="MasterLabel"/>
            <text:p text:style-name="P1"><draw:frame draw:style-name="fr2" draw:name="Image4" text:anchor-type="paragraph" svg:width="3.655cm" svg:height="3.665cm" draw:z-index="24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5" text:anchor-type="page" text:anchor-page-number="1" svg:x="7.324cm" svg:y="5.325cm" svg:width="6.35cm" svg:height="3.81cm" draw:z-index="4">
        <draw:text-box>
          <text:section text:style-name="Sect1" text:name="Section4" text:protected="true">
            <text:section-source text:section-name="MasterLabel"/>
            <text:p text:style-name="P1"><draw:frame draw:style-name="fr2" draw:name="Image5" text:anchor-type="paragraph" svg:width="3.655cm" svg:height="3.665cm" draw:z-index="25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6" text:anchor-type="page" text:anchor-page-number="1" svg:x="13.928cm" svg:y="5.325cm" svg:width="6.35cm" svg:height="3.81cm" draw:z-index="5">
        <draw:text-box>
          <text:section text:style-name="Sect1" text:name="Section5" text:protected="true">
            <text:section-source text:section-name="MasterLabel"/>
            <text:p text:style-name="P1"><draw:frame draw:style-name="fr2" draw:name="Image6" text:anchor-type="paragraph" svg:width="3.655cm" svg:height="3.665cm" draw:z-index="26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7" text:anchor-type="page" text:anchor-page-number="1" svg:x="0.72cm" svg:y="9.135cm" svg:width="6.35cm" svg:height="3.81cm" draw:z-index="6">
        <draw:text-box>
          <text:section text:style-name="Sect1" text:name="Section6" text:protected="true">
            <text:section-source text:section-name="MasterLabel"/>
            <text:p text:style-name="P1"><draw:frame draw:style-name="fr2" draw:name="Image7" text:anchor-type="paragraph" svg:width="3.655cm" svg:height="3.665cm" draw:z-index="27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8" text:anchor-type="page" text:anchor-page-number="1" svg:x="7.324cm" svg:y="9.135cm" svg:width="6.35cm" svg:height="3.81cm" draw:z-index="7">
        <draw:text-box>
          <text:section text:style-name="Sect1" text:name="Section7" text:protected="true">
            <text:section-source text:section-name="MasterLabel"/>
            <text:p text:style-name="P1"><draw:frame draw:style-name="fr2" draw:name="Image8" text:anchor-type="paragraph" svg:width="3.655cm" svg:height="3.665cm" draw:z-index="28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9" text:anchor-type="page" text:anchor-page-number="1" svg:x="13.928cm" svg:y="9.135cm" svg:width="6.35cm" svg:height="3.81cm" draw:z-index="8">
        <draw:text-box>
          <text:section text:style-name="Sect1" text:name="Section8" text:protected="true">
            <text:section-source text:section-name="MasterLabel"/>
            <text:p text:style-name="P1"><draw:frame draw:style-name="fr2" draw:name="Image9" text:anchor-type="paragraph" svg:width="3.655cm" svg:height="3.665cm" draw:z-index="29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10" text:anchor-type="page" text:anchor-page-number="1" svg:x="0.72cm" svg:y="12.945cm" svg:width="6.35cm" svg:height="3.81cm" draw:z-index="9">
        <draw:text-box>
          <text:section text:style-name="Sect1" text:name="Section9" text:protected="true">
            <text:section-source text:section-name="MasterLabel"/>
            <text:p text:style-name="P1"><draw:frame draw:style-name="fr2" draw:name="Image10" text:anchor-type="paragraph" svg:width="3.655cm" svg:height="3.665cm" draw:z-index="30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11" text:anchor-type="page" text:anchor-page-number="1" svg:x="7.324cm" svg:y="12.945cm" svg:width="6.35cm" svg:height="3.81cm" draw:z-index="10">
        <draw:text-box>
          <text:section text:style-name="Sect1" text:name="Section10" text:protected="true">
            <text:section-source text:section-name="MasterLabel"/>
            <text:p text:style-name="P1"><draw:frame draw:style-name="fr2" draw:name="Image11" text:anchor-type="paragraph" svg:width="3.655cm" svg:height="3.665cm" draw:z-index="31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12" text:anchor-type="page" text:anchor-page-number="1" svg:x="13.928cm" svg:y="12.945cm" svg:width="6.35cm" svg:height="3.81cm" draw:z-index="11">
        <draw:text-box>
          <text:section text:style-name="Sect1" text:name="Section11" text:protected="true">
            <text:section-source text:section-name="MasterLabel"/>
            <text:p text:style-name="P1"><draw:frame draw:style-name="fr2" draw:name="Image12" text:anchor-type="paragraph" svg:width="3.655cm" svg:height="3.665cm" draw:z-index="32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13" text:anchor-type="page" text:anchor-page-number="1" svg:x="0.72cm" svg:y="16.755cm" svg:width="6.35cm" svg:height="3.81cm" draw:z-index="12">
        <draw:text-box>
          <text:section text:style-name="Sect1" text:name="Section12" text:protected="true">
            <text:section-source text:section-name="MasterLabel"/>
            <text:p text:style-name="P1"><draw:frame draw:style-name="fr2" draw:name="Image13" text:anchor-type="paragraph" svg:width="3.655cm" svg:height="3.665cm" draw:z-index="33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14" text:anchor-type="page" text:anchor-page-number="1" svg:x="7.324cm" svg:y="16.755cm" svg:width="6.35cm" svg:height="3.81cm" draw:z-index="13">
        <draw:text-box>
          <text:section text:style-name="Sect1" text:name="Section13" text:protected="true">
            <text:section-source text:section-name="MasterLabel"/>
            <text:p text:style-name="P1"><draw:frame draw:style-name="fr2" draw:name="Image14" text:anchor-type="paragraph" svg:width="3.655cm" svg:height="3.665cm" draw:z-index="34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15" text:anchor-type="page" text:anchor-page-number="1" svg:x="13.928cm" svg:y="16.755cm" svg:width="6.35cm" svg:height="3.81cm" draw:z-index="14">
        <draw:text-box>
          <text:section text:style-name="Sect1" text:name="Section14" text:protected="true">
            <text:section-source text:section-name="MasterLabel"/>
            <text:p text:style-name="P1"><draw:frame draw:style-name="fr2" draw:name="Image15" text:anchor-type="paragraph" svg:width="3.655cm" svg:height="3.665cm" draw:z-index="35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16" text:anchor-type="page" text:anchor-page-number="1" svg:x="0.72cm" svg:y="20.565cm" svg:width="6.35cm" svg:height="3.81cm" draw:z-index="15">
        <draw:text-box>
          <text:section text:style-name="Sect1" text:name="Section15" text:protected="true">
            <text:section-source text:section-name="MasterLabel"/>
            <text:p text:style-name="P1"><draw:frame draw:style-name="fr2" draw:name="Image16" text:anchor-type="paragraph" svg:width="3.655cm" svg:height="3.665cm" draw:z-index="36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17" text:anchor-type="page" text:anchor-page-number="1" svg:x="7.324cm" svg:y="20.565cm" svg:width="6.35cm" svg:height="3.81cm" draw:z-index="16">
        <draw:text-box>
          <text:section text:style-name="Sect1" text:name="Section16" text:protected="true">
            <text:section-source text:section-name="MasterLabel"/>
            <text:p text:style-name="P1"><draw:frame draw:style-name="fr2" draw:name="Image17" text:anchor-type="paragraph" svg:width="3.655cm" svg:height="3.665cm" draw:z-index="37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18" text:anchor-type="page" text:anchor-page-number="1" svg:x="13.928cm" svg:y="20.565cm" svg:width="6.35cm" svg:height="3.81cm" draw:z-index="17">
        <draw:text-box>
          <text:section text:style-name="Sect1" text:name="Section17" text:protected="true">
            <text:section-source text:section-name="MasterLabel"/>
            <text:p text:style-name="P1"><draw:frame draw:style-name="fr2" draw:name="Image18" text:anchor-type="paragraph" svg:width="3.655cm" svg:height="3.665cm" draw:z-index="38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19" text:anchor-type="page" text:anchor-page-number="1" svg:x="0.72cm" svg:y="24.375cm" svg:width="6.35cm" svg:height="3.81cm" draw:z-index="18">
        <draw:text-box>
          <text:section text:style-name="Sect1" text:name="Section18" text:protected="true">
            <text:section-source text:section-name="MasterLabel"/>
            <text:p text:style-name="P1"><draw:frame draw:style-name="fr2" draw:name="Image19" text:anchor-type="paragraph" svg:width="3.655cm" svg:height="3.665cm" draw:z-index="39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20" text:anchor-type="page" text:anchor-page-number="1" svg:x="7.324cm" svg:y="24.375cm" svg:width="6.35cm" svg:height="3.81cm" draw:z-index="19">
        <draw:text-box>
          <text:section text:style-name="Sect1" text:name="Section19" text:protected="true">
            <text:section-source text:section-name="MasterLabel"/>
            <text:p text:style-name="P1"><draw:frame draw:style-name="fr2" draw:name="Image20" text:anchor-type="paragraph" svg:width="3.655cm" svg:height="3.665cm" draw:z-index="40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draw:frame draw:style-name="fr1" draw:name="Frame21" text:anchor-type="page" text:anchor-page-number="1" svg:x="13.928cm" svg:y="24.375cm" svg:width="6.35cm" svg:height="3.81cm" draw:z-index="20">
        <draw:text-box>
          <text:section text:style-name="Sect1" text:name="Section20" text:protected="true">
            <text:section-source text:section-name="MasterLabel"/>
            <text:p text:style-name="P1"><draw:frame draw:style-name="fr2" draw:name="Image21" text:anchor-type="paragraph" svg:width="3.655cm" svg:height="3.665cm" draw:z-index="41"><draw:image xlink:href="Pictures/10000201000003ED000003F07934C7C07DF27283.png" xlink:type="simple" xlink:show="embed" xlink:actuate="onLoad"/></draw:frame><text:span text:style-name="T1"> </text:span></text:p>
            <text:p text:style-name="P1"><text:span text:style-name="T1"><text:s/></text:span><text:span text:style-name="T2">O</text:span><text:span text:style-name="T1">wne</text:span><text:span text:style-name="T2">d By</text:span><text:span text:style-name="T1">: <text:s text:c="3"/><text:line-break/> </text:span><text:span text:style-name="T5"><text:s/></text:span><text:span text:style-name="T4"><text:s text:c="10"/></text:span><text:span text:style-name="T1"><text:line-break/> Tel / Email: <text:s/><text:line-break/> </text:span><text:span text:style-name="T5"><text:s/></text:span><text:span text:style-name="T4"><text:s text:c="10"/></text:span><text:span text:style-name="T1"><text:line-break/> </text:span><text:span text:style-name="T2">Removal Date</text:span><text:span text:style-name="T1">: </text:span></text:p>
            <text:p text:style-name="P1"><text:span text:style-name="T1"><text:s text:c="2"/></text:span><text:span text:style-name="T3"><text:s text:c="10"/></text:span></text:p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6.35cm" svg:height="3.81cm" text:anchor-type="page" svg:y="1.52cm" fo:margin-left="0cm" fo:margin-right="0cm" fo:margin-top="0cm" fo:margin-bottom="0cm" style:protect="size position" style:wrap="parallel" style:number-wrapped-paragraphs="no-limit" style:wrap-contour="false" style:vertical-pos="from-top" style:vertical-rel="page" draw:fill-image-width="0cm" draw:fill-image-height="0cm" fo:padding="0.049cm" fo:border="0.06pt solid #000000" style:shadow="none" draw:shadow-opacity="100%">
        <style:columns fo:column-count="1" fo:column-gap="0cm"/>
      </style:graphic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" style:paper-tray-name="Printer Default" style:print-orientation="portrait" fo:margin-top="1.515cm" fo:margin-bottom="0cm" fo:margin-left="0.72cm" fo:margin-right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4T13:47:43.421506960</meta:creation-date>
    <dc:date>2016-07-14T14:32:34.825297339</dc:date>
    <meta:editing-duration>PT29M28S</meta:editing-duration>
    <meta:editing-cycles>3</meta:editing-cycles>
    <meta:generator>LibreOffice/5.1.4.2$Linux_X86_64 LibreOffice_project/10m0$Build-2</meta:generator>
    <meta:print-date>2016-07-14T14:31:55.671417143</meta:print-date>
    <meta:document-statistic meta:table-count="0" meta:image-count="21" meta:object-count="0" meta:page-count="1" meta:paragraph-count="63" meta:word-count="147" meta:character-count="1785" meta:non-whitespace-character-count="630"/>
  </office:meta>
</office:document-meta>
</file>